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153in" style:rel-column-width="12447*"/>
    </style:style>
    <style:style style:name="Table1.B" style:family="table-column">
      <style:table-column-properties style:column-width="0.9958in" style:rel-column-width="9424*"/>
    </style:style>
    <style:style style:name="Table1.C" style:family="table-column">
      <style:table-column-properties style:column-width="1.5042in" style:rel-column-width="14234*"/>
    </style:style>
    <style:style style:name="Table1.D" style:family="table-column">
      <style:table-column-properties style:column-width="1.4972in" style:rel-column-width="14169*"/>
    </style:style>
    <style:style style:name="Table1.E" style:family="table-column">
      <style:table-column-properties style:column-width="1.6125in" style:rel-column-width="15261*"/>
    </style:style>
    <style:style style:name="Table1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808080" fo:padding="0.0382in" fo:border="0.05pt solid #000000">
        <style:background-image/>
      </style:table-cell-properties>
    </style:style>
    <style:style style:name="Table1.2" style:family="table-row">
      <style:table-row-properties style:min-row-height="0.2472in"/>
    </style:style>
    <style:style style:name="Table1.A2" style:family="table-cell">
      <style:table-cell-properties style:vertical-align="middle"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color="#ffffff" fo:font-size="11pt" fo:font-weight="bold" officeooo:rsid="0008085c" officeooo:paragraph-rsid="0008085c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9pt" officeooo:rsid="0008085c" officeooo:paragraph-rsid="000963d2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fo:color="#ffffff" fo:font-weight="bold" officeooo:rsid="0008085c" officeooo:paragraph-rsid="0008085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Appraisal Variable</text:p>
          </table:table-cell>
          <table:table-cell table:style-name="Table1.A1" office:value-type="string">
            <text:p text:style-name="P1">Relevance</text:p>
          </table:table-cell>
          <table:table-cell table:style-name="Table1.A1" office:value-type="string">
            <text:p text:style-name="P1">Desirability</text:p>
          </table:table-cell>
          <table:table-cell table:style-name="Table1.A1" office:value-type="string">
            <text:p text:style-name="P1">Expectedness</text:p>
          </table:table-cell>
          <table:table-cell table:style-name="Table1.E1" office:value-type="string">
            <text:p text:style-name="P1">Controllability</text:p>
          </table:table-cell>
        </table:table-row>
        <table:table-row table:style-name="Table1.2">
          <table:table-cell table:style-name="Table1.A2" table:number-rows-spanned="5" office:value-type="string">
            <text:p text:style-name="P3">Values</text:p>
          </table:table-cell>
          <table:table-cell table:style-name="Table1.B6" table:number-rows-spanned="2" office:value-type="string">
            <text:p text:style-name="P2">RELEVANT</text:p>
          </table:table-cell>
          <table:table-cell table:style-name="Table1.C6" office:value-type="string">
            <text:p text:style-name="P2">HIGH_DESIRABLE</text:p>
          </table:table-cell>
          <table:table-cell table:style-name="Table1.D6" office:value-type="string">
            <text:p text:style-name="P2">MOST_EXPECTED</text:p>
          </table:table-cell>
          <table:table-cell table:style-name="Table1.E6" office:value-type="string">
            <text:p text:style-name="P2">HIGH_CONTROLLABLE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2">DESIRABLE</text:p>
          </table:table-cell>
          <table:table-cell table:style-name="Table1.D6" office:value-type="string">
            <text:p text:style-name="P2">EXPECTED</text:p>
          </table:table-cell>
          <table:table-cell table:style-name="Table1.E6" table:number-rows-spanned="2" office:value-type="string">
            <text:p text:style-name="P2">LOW_CONTROLLABLE</text:p>
          </table:table-cell>
        </table:table-row>
        <table:table-row>
          <table:covered-table-cell/>
          <table:table-cell table:style-name="Table1.B6" table:number-rows-spanned="3" office:value-type="string">
            <text:p text:style-name="P2">IRRELEVANT</text:p>
          </table:table-cell>
          <table:table-cell table:style-name="Table1.C6" office:value-type="string">
            <text:p text:style-name="P2">NEUTRAL</text:p>
          </table:table-cell>
          <table:table-cell table:style-name="Table1.D6" office:value-type="string">
            <text:p text:style-name="P2">UNEXPECTED</text:p>
          </table:table-cell>
          <table:covered-table-cell/>
        </table:table-row>
        <table:table-row>
          <table:covered-table-cell/>
          <table:covered-table-cell/>
          <table:table-cell table:style-name="Table1.C6" office:value-type="string">
            <text:p text:style-name="P2">UNDESIRABLE</text:p>
          </table:table-cell>
          <table:table-cell table:style-name="Table1.D6" table:number-rows-spanned="2" office:value-type="string">
            <text:p text:style-name="P2">MOST_UNEXPECTED</text:p>
          </table:table-cell>
          <table:table-cell table:style-name="Table1.E6" table:number-rows-spanned="2" office:value-type="string">
            <text:p text:style-name="P2">UNCONTROLLABLE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2">HIGH_UNDESIRABLE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21:49:42.083377271</meta:creation-date>
    <dc:date>2016-11-15T22:09:14.287055205</dc:date>
    <meta:editing-duration>PT5M29S</meta:editing-duration>
    <meta:editing-cycles>5</meta:editing-cycles>
    <meta:generator>LibreOffice/4.2.8.2$Linux_X86_64 LibreOffice_project/420m0$Build-2</meta:generator>
    <meta:document-statistic meta:table-count="1" meta:image-count="0" meta:object-count="0" meta:page-count="1" meta:paragraph-count="20" meta:word-count="21" meta:character-count="240" meta:non-whitespace-character-count="239"/>
  </office:meta>
</office:document-meta>
</file>